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keep-with-next="always" fo:keep-together="always" fo:break-before="page" fo:margin-top="0.3333in" fo:margin-bottom="0in"/>
      <style:text-properties style:font-name="Calibri" style:font-name-asian="MS Gothic" fo:font-weight="bold" style:font-weight-asian="bold" style:font-weight-complex="bold" fo:color="#365F91" style:letter-kerning="false" fo:font-size="14pt" style:font-size-asian="14pt" style:font-size-complex="14pt" fo:hyphenate="true"/>
    </style:style>
    <style:style style:name="P2" style:parent-style-name="Normal" style:family="paragraph">
      <style:paragraph-properties fo:keep-with-next="always" fo:keep-together="always" fo:margin-top="0.3333in" fo:margin-bottom="0in"/>
      <style:text-properties style:font-name="Calibri" style:font-name-asian="MS Gothic" style:letter-kerning="false" fo:hyphenate="true"/>
    </style:style>
    <style:style style:name="P3" style:parent-style-name="Normal" style:family="paragraph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style:letter-kerning="false" fo:font-size="13pt" style:font-size-asian="13pt" style:font-size-complex="13pt" fo:hyphenate="true"/>
    </style:style>
    <style:style style:name="P4" style:parent-style-name="Normal" style:family="paragraph">
      <style:paragraph-properties fo:keep-with-next="always" fo:keep-together="always" fo:margin-top="0.1388in" fo:margin-bottom="0in"/>
      <style:text-properties fo:hyphenate="true"/>
    </style:style>
    <style:style style:name="T5" style:parent-style-name="Fuentedepárrafopredeter." style:family="text">
      <style:text-properties style:font-name="Calibri" style:font-name-asian="MS Gothic" style:letter-kerning="false"/>
    </style:style>
    <style:style style:name="T6" style:parent-style-name="Fuentedepárrafopredeter." style:family="text">
      <style:text-properties style:font-name="Calibri" style:font-name-asian="MS Gothic" style:letter-kerning="false"/>
    </style:style>
    <style:style style:name="P7" style:parent-style-name="Normal" style:family="paragraph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style:letter-kerning="false" fo:font-size="13pt" style:font-size-asian="13pt" style:font-size-complex="13pt" fo:hyphenate="true"/>
    </style:style>
    <style:style style:name="P8" style:parent-style-name="Normal" style:list-style-name="LFO1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9" style:parent-style-name="Normal" style:list-style-name="LFO1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10" style:parent-style-name="Normal" style:list-style-name="LFO1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11" style:parent-style-name="Normal" style:list-style-name="LFO1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12" style:parent-style-name="Normal" style:list-style-name="LFO1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13" style:parent-style-name="Normal" style:list-style-name="LFO1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14" style:parent-style-name="Normal" style:family="paragraph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style:letter-kerning="false" fo:font-size="13pt" style:font-size-asian="13pt" style:font-size-complex="13pt" fo:hyphenate="true"/>
    </style:style>
    <style:style style:name="P15" style:parent-style-name="Normal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16" style:parent-style-name="Normal" style:list-style-name="LFO2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17" style:parent-style-name="Normal" style:list-style-name="LFO2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18" style:parent-style-name="Normal" style:family="paragraph">
      <style:paragraph-properties fo:break-before="page"/>
      <style:text-properties style:font-name="Calibri" style:font-name-asian="MS Gothic" fo:font-weight="bold" style:font-weight-asian="bold" style:font-weight-complex="bold" fo:color="#4F81BD" style:letter-kerning="false" fo:font-size="13pt" style:font-size-asian="13pt" style:font-size-complex="13pt" fo:hyphenate="true"/>
    </style:style>
    <style:style style:name="P19" style:parent-style-name="Normal" style:family="paragraph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style:letter-kerning="false" fo:font-size="13pt" style:font-size-asian="13pt" style:font-size-complex="13pt" fo:hyphenate="true"/>
    </style:style>
    <style:style style:name="P20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21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22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23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24" style:parent-style-name="Normal" style:family="paragraph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style:letter-kerning="false" fo:font-size="13pt" style:font-size-asian="13pt" style:font-size-complex="13pt" fo:hyphenate="true"/>
    </style:style>
    <style:style style:name="P25" style:parent-style-name="Normal" style:list-style-name="LFO4" style:family="paragraph"/>
    <style:style style:name="T26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27" style:parent-style-name="Fuentedepárrafopredeter." style:family="text">
      <style:text-properties style:font-name="Calibri" style:font-name-complex="Calibri"/>
    </style:style>
  </office:automatic-styles>
  <office:body>
    <office:text text:use-soft-page-breaks="true">
      <text:h text:style-name="P1" text:outline-level="1">Informe Final del Proyecto (Lenguaje Claro)</text:h>
      <text:h text:style-name="P2" text:outline-level="1">SensorControl App<text:tab/><text:tab/><text:tab/><text:s/>Fecha: 10/12/2025</text:h>
      <text:h text:style-name="P3" text:outline-level="2">1. Resumen</text:h>
      <text:h text:style-name="P4" text:outline-level="2"><text:span text:style-name="T5">La aplicación se entregó y funciona correctamente. El cliente la acepta.</text:span><text:span text:style-name="T6"><text:line-break/>El proyecto pasa a fase de soporte con manuales de usuario y monitoreo de alertas y sincronización.</text:span></text:h>
      <text:h text:style-name="P7" text:outline-level="2">2. Resultados principales</text:h>
      <text:list text:style-name="LFO1" text:continue-numbering="true">
        <text:list-item>
          <text:p text:style-name="P8">Compatibilidad de sensores: 100% con los modelos estándar probados<text:s/></text:p>
        </text:list-item>
        <text:list-item>
          <text:p text:style-name="P9">Sincronización en tiempo real: estable, sin fallos críticos tras implementación de pruebas automáticas</text:p>
        </text:list-item>
        <text:list-item>
          <text:p text:style-name="P10">Seguridad: cifrado y autenticación implementados, sin vulnerabilidades reportadas</text:p>
        </text:list-item>
        <text:list-item>
          <text:p text:style-name="P11">Interfaz de usuario: validada en pruebas con usuarios, tutorial inicial desarrollado (R9 en curso)</text:p>
        </text:list-item>
        <text:list-item>
          <text:p text:style-name="P12">Control de versiones: sistema Git implantado<text:s/></text:p>
        </text:list-item>
        <text:list-item>
          <text:p text:style-name="P13">Riesgos cerrados: 6 de 9 riesgos completados o en curso</text:p>
        </text:list-item>
      </text:list>
      <text:h text:style-name="P14" text:outline-level="2">3. Plan de beneficios</text:h>
      <text:h text:style-name="P15" text:outline-level="2">Objetivo:</text:h>
      <text:list text:style-name="LFO2" text:continue-numbering="true">
        <text:list-item>
          <text:p text:style-name="P16">Monitorizar al menos 50 ubicaciones con sensores en los primeros 60 días tras el lanzamiento.</text:p>
        </text:list-item>
        <text:list-item>
          <text:p text:style-name="P17">Reducir en un 30% el tiempo de configuración inicial de nuevos sensores gracias a la interfaz intuitiva.</text:p>
        </text:list-item>
      </text:list>
      <text:p text:style-name="P18"/>
      <text:h text:style-name="P19" text:outline-level="2">4. Próximos pasos</text:h>
      <text:list text:style-name="LFO3" text:continue-numbering="true">
        <text:list-item>
          <text:p text:style-name="P20">2 semanas de soporte técnico reforzado: monitoreo de sincronización y alertas.</text:p>
        </text:list-item>
        <text:list-item>
          <text:p text:style-name="P21">Cierre de riesgos pendientes</text:p>
        </text:list-item>
        <text:list-item>
          <text:p text:style-name="P22">Mejoras continuas: ampliar compatibilidad con nuevos sensores y optimizar consumo de batería en dispositivos móviles.</text:p>
        </text:list-item>
        <text:list-item>
          <text:p text:style-name="P23">Documentación final: entregar manual de administración y guía de solución de problemas.</text:p>
        </text:list-item>
      </text:list>
      <text:h text:style-name="P24" text:outline-level="2">Glosario breve</text:h>
      <text:list text:style-name="LFO4" text:continue-numbering="true">
        <text:list-item>
          <text:p text:style-name="P25"><text:span text:style-name="T26">IoT</text:span><text:span text:style-name="T27">: Internet de las Cosas – dispositivos conectados a internet.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ego Santos Muñoz</meta:initial-creator>
    <dc:creator>Diego Santos Muñoz</dc:creator>
    <meta:creation-date>2025-12-04T18:17:00Z</meta:creation-date>
    <dc:date>2025-12-10T10:47:00Z</dc:date>
    <meta:template xlink:href="Normal.dotm" xlink:type="simple"/>
    <meta:editing-cycles>3</meta:editing-cycles>
    <meta:editing-duration>PT0S</meta:editing-duration>
    <meta:document-statistic meta:page-count="2" meta:paragraph-count="2" meta:word-count="214" meta:character-count="1390" meta:row-count="9" meta:non-whitespace-character-count="1178"/>
  </office:meta>
</office:document-meta>
</file>